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5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.4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3.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2.4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99cm" fo:min-width="2.2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99cm" fo:min-width="2.9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5cm" fo:min-width="3.2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cm" fo:min-width="2.249cm" loext:decorative="false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25cm" svg:height="2cm" svg:x="9cm" svg:y="2cm">
          <text:p text:style-name="P1"><text:span text:style-name="T1">Sede central</text:span></text:p>
          <text:p text:style-name="P1"><text:span text:style-name="T1">(Reigosa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cm" svg:height="1.5cm" svg:x="19.55cm" svg:y="9.75cm">
          <text:p text:style-name="P1"><text:span text:style-name="T1">Sede secundaria</text:span></text:p>
          <text:p text:style-name="P1"><text:span text:style-name="T1">(Marí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cm" svg:height="1.5cm" svg:x="22.5cm" svg:y="9.75cm">
          <text:p text:style-name="P1"><text:span text:style-name="T1">Sede secundaria</text:span></text:p>
          <text:p text:style-name="P1"><text:span text:style-name="T1">(Vigo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cm" svg:height="1.5cm" svg:x="25.75cm" svg:y="9.75cm">
          <text:p text:style-name="P1"><text:span text:style-name="T1">Sede secundaria</text:span></text:p>
          <text:p text:style-name="P1"><text:span text:style-name="T1">(Pontevedra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25cm" svg:x="20.45cm" svg:y="7.5cm">
          <text:p text:style-name="P1"><text:span text:style-name="T1">Ventas 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5cm" svg:height="1.25cm" svg:x="22.75cm" svg:y="5.25cm">
          <text:p text:style-name="P1"><text:span text:style-name="T1">Marketing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cm" svg:height="0.749cm" svg:x="3.5cm" svg:y="7.501cm">
          <text:p text:style-name="P1"><text:span text:style-name="T1">RR.HH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5cm" svg:height="1.249cm" svg:x="17.25cm" svg:y="5.5cm">
          <text:p text:style-name="P1"><text:span text:style-name="T1">administració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75cm" svg:height="1cm" svg:x="0.5cm" svg:y="7.5cm">
          <text:p text:style-name="P1"><text:span text:style-name="T1">Dep financiero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7cm" svg:y1="5.75cm" svg:x2="22.7cm" svg:y2="5.75cm">
          <text:p/>
        </draw:line>
        <draw:line draw:style-name="gr9" draw:text-style-name="P3" draw:layer="layout" svg:x1="21.7cm" svg:y1="5.75cm" svg:x2="21.7cm" svg:y2="7.5cm">
          <text:p/>
        </draw:line>
        <draw:line draw:style-name="gr9" draw:text-style-name="P3" draw:layer="layout" svg:x1="20.95cm" svg:y1="9.75cm" svg:x2="20.95cm" svg:y2="8.75cm">
          <text:p/>
        </draw:line>
        <draw:line draw:style-name="gr9" draw:text-style-name="P3" draw:layer="layout" svg:x1="23.95cm" svg:y1="9.75cm" svg:x2="23.95cm" svg:y2="8.75cm">
          <text:p/>
        </draw:line>
        <draw:line draw:style-name="gr9" draw:text-style-name="P3" draw:layer="layout" svg:x1="27.25cm" svg:y1="9.75cm" svg:x2="27.25cm" svg:y2="8cm">
          <text:p/>
        </draw:line>
        <draw:line draw:style-name="gr9" draw:text-style-name="P3" draw:layer="layout" svg:x1="24.45cm" svg:y1="8cm" svg:x2="27.25cm" svg:y2="8cm">
          <text:p/>
        </draw:line>
        <draw:custom-shape draw:style-name="gr10" draw:text-style-name="P2" draw:layer="layout" svg:width="3.75cm" svg:height="0.75cm" svg:x="6.5cm" svg:y="7.5cm">
          <text:p text:style-name="P1"><text:span text:style-name="T1">Producción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cm" svg:height="0.75cm" svg:x="13.5cm" svg:y="7.5cm">
          <text:p text:style-name="P1"><text:span text:style-name="T1">Compras 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cm" svg:height="0.75cm" svg:x="16.25cm" svg:y="7.5cm">
          <text:p text:style-name="P1"><text:span text:style-name="T1">Almacén 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75cm" svg:height="0.75cm" svg:x="10.5cm" svg:y="7.5cm">
          <text:p text:style-name="P1"><text:span text:style-name="T1">Montaje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75cm" svg:y1="5.5cm" svg:x2="18.75cm" svg:y2="4.75cm">
          <text:p/>
        </draw:line>
        <draw:line draw:style-name="gr9" draw:text-style-name="P4" draw:layer="layout" svg:x1="24.25cm" svg:y1="5.25cm" svg:x2="24.25cm" svg:y2="4.75cm">
          <text:p/>
        </draw:line>
        <draw:line draw:style-name="gr9" draw:text-style-name="P4" draw:layer="layout" svg:x1="18.75cm" svg:y1="4.75cm" svg:x2="24.25cm" svg:y2="4.75cm">
          <text:p/>
        </draw:line>
        <draw:line draw:style-name="gr9" draw:text-style-name="P5" draw:layer="layout" svg:x1="18.75cm" svg:y1="4.75cm" svg:x2="11.75cm" svg:y2="4.75cm">
          <text:p/>
        </draw:line>
        <draw:line draw:style-name="gr9" draw:text-style-name="P4" draw:layer="layout" svg:x1="11.75cm" svg:y1="4cm" svg:x2="11.75cm" svg:y2="4.75cm">
          <text:p/>
        </draw:line>
        <draw:line draw:style-name="gr9" draw:text-style-name="P4" draw:layer="layout" svg:x1="14.75cm" svg:y1="7.5cm" svg:x2="14.75cm" svg:y2="7.25cm">
          <text:p/>
        </draw:line>
        <draw:line draw:style-name="gr9" draw:text-style-name="P4" draw:layer="layout" svg:x1="17.75cm" svg:y1="7.5cm" svg:x2="17.75cm" svg:y2="7.25cm">
          <text:p/>
        </draw:line>
        <draw:line draw:style-name="gr9" draw:text-style-name="P4" draw:layer="layout" svg:x1="14.75cm" svg:y1="7.25cm" svg:x2="18.75cm" svg:y2="7.25cm">
          <text:p/>
        </draw:line>
        <draw:line draw:style-name="gr9" draw:text-style-name="P4" draw:layer="layout" svg:x1="18.75cm" svg:y1="6.75cm" svg:x2="18.75cm" svg:y2="7.25cm">
          <text:p/>
        </draw:line>
        <draw:line draw:style-name="gr9" draw:text-style-name="P4" draw:layer="layout" svg:x1="11.75cm" svg:y1="4.75cm" svg:x2="11.75cm" svg:y2="7.5cm">
          <text:p/>
        </draw:line>
        <draw:line draw:style-name="gr9" draw:text-style-name="P4" draw:layer="layout" svg:x1="1.75cm" svg:y1="7.5cm" svg:x2="1.75cm" svg:y2="4.75cm">
          <text:p/>
        </draw:line>
        <draw:line draw:style-name="gr9" draw:text-style-name="P4" draw:layer="layout" svg:x1="11.75cm" svg:y1="4.75cm" svg:x2="1.75cm" svg:y2="4.75cm">
          <text:p/>
        </draw:line>
        <draw:line draw:style-name="gr9" draw:text-style-name="P4" draw:layer="layout" svg:x1="5cm" svg:y1="7.5cm" svg:x2="5cm" svg:y2="4.75cm">
          <text:p/>
        </draw:line>
        <draw:line draw:style-name="gr9" draw:text-style-name="P4" draw:layer="layout" svg:x1="8.5cm" svg:y1="7.5cm" svg:x2="8.5cm" svg:y2="4.75cm">
          <text:p/>
        </draw:line>
        <draw:custom-shape draw:style-name="gr14" draw:text-style-name="P6" draw:layer="layout" svg:width="2.749cm" svg:height="1.25cm" svg:x="0.5cm" svg:y="9cm">
          <text:p text:style-name="P6"><text:span text:style-name="T2">encargado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749cm" svg:height="1.25cm" svg:x="3.5cm" svg:y="9cm">
          <text:p text:style-name="P6"><text:span text:style-name="T2">encargado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749cm" svg:height="1.25cm" svg:x="7cm" svg:y="9cm">
          <text:p text:style-name="P6"><text:span text:style-name="T2">encargado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749cm" svg:height="1.25cm" svg:x="10.501cm" svg:y="9cm">
          <text:p text:style-name="P6"><text:span text:style-name="T2">encargado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749cm" svg:height="1.25cm" svg:x="13.5cm" svg:y="9cm">
          <text:p text:style-name="P6"><text:span text:style-name="T2">encargado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749cm" svg:height="1.25cm" svg:x="16.5cm" svg:y="9cm">
          <text:p text:style-name="P6"><text:span text:style-name="T2">encargado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749cm" svg:height="1.25cm" svg:x="19.5cm" svg:y="11.5cm">
          <text:p text:style-name="P6"><text:span text:style-name="T2">encargado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749cm" svg:height="1.25cm" svg:x="22.75cm" svg:y="11.5cm">
          <text:p text:style-name="P6"><text:span text:style-name="T2">encargado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749cm" svg:height="1.25cm" svg:x="25.75cm" svg:y="11.5cm">
          <text:p text:style-name="P6"><text:span text:style-name="T2">encargado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.75cm" svg:y1="8.5cm" svg:x2="1.75cm" svg:y2="9cm">
          <text:p/>
        </draw:line>
        <draw:line draw:style-name="gr9" draw:text-style-name="P4" draw:layer="layout" svg:x1="4.75cm" svg:y1="8.25cm" svg:x2="4.75cm" svg:y2="9cm">
          <text:p/>
        </draw:line>
        <draw:line draw:style-name="gr9" draw:text-style-name="P4" draw:layer="layout" svg:x1="8.5cm" svg:y1="8.25cm" svg:x2="8.5cm" svg:y2="9cm">
          <text:p/>
        </draw:line>
        <draw:line draw:style-name="gr9" draw:text-style-name="P4" draw:layer="layout" svg:x1="11.75cm" svg:y1="8.25cm" svg:x2="11.75cm" svg:y2="9cm">
          <text:p/>
        </draw:line>
        <draw:line draw:style-name="gr9" draw:text-style-name="P4" draw:layer="layout" svg:x1="14.75cm" svg:y1="8.25cm" svg:x2="14.75cm" svg:y2="8.75cm">
          <text:p/>
        </draw:line>
        <draw:line draw:style-name="gr9" draw:text-style-name="P4" draw:layer="layout" svg:x1="17.5cm" svg:y1="8.25cm" svg:x2="17.5cm" svg:y2="9cm">
          <text:p/>
        </draw:line>
        <draw:line draw:style-name="gr9" draw:text-style-name="P4" draw:layer="layout" svg:x1="20.75cm" svg:y1="11.25cm" svg:x2="20.75cm" svg:y2="11.5cm">
          <text:p/>
        </draw:line>
        <draw:line draw:style-name="gr9" draw:text-style-name="P4" draw:layer="layout" svg:x1="24.25cm" svg:y1="11.25cm" svg:x2="24.25cm" svg:y2="11.5cm">
          <text:p/>
        </draw:line>
        <draw:line draw:style-name="gr9" draw:text-style-name="P4" draw:layer="layout" svg:x1="27cm" svg:y1="11.25cm" svg:x2="27cm" svg:y2="11.5cm">
          <text:p/>
        </draw:line>
        <draw:line draw:style-name="gr9" draw:text-style-name="P4" draw:layer="layout" svg:x1="14.75cm" svg:y1="8.25cm" svg:x2="14.7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3T12:47:08.678000000</meta:creation-date>
    <dc:date>2024-10-09T10:29:48.385000000</dc:date>
    <meta:editing-duration>PT2H21M3S</meta:editing-duration>
    <meta:editing-cycles>3</meta:editing-cycles>
    <meta:generator>LibreOffice/24.8.0.3$Windows_X86_64 LibreOffice_project/0bdf1299c94fe897b119f97f3c613e9dca6be583</meta:generator>
    <meta:document-statistic meta:object-count="52"/>
  </office:meta>
</office:document-meta>
</file>